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C22A3D802B98AD07E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293cm, 0.563cm, 0.173cm, 1.151cm)" draw:image-opacity="100%" style:mirror="none"/>
    </style:style>
    <style:style style:name="gr2" style:family="graphic" style:parent-style-name="objectwithoutfill">
      <style:graphic-properties svg:stroke-width="0.053cm" svg:stroke-color="#fff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00"/>
    </style:style>
    <style:style style:name="P4" style:family="paragraph">
      <loext:graphic-properties draw:fill="none" draw:fill-color="#ffffff"/>
      <style:text-properties fo:color="#ffff00"/>
    </style:style>
    <style:style style:name="P5" style:family="paragraph">
      <style:paragraph-properties fo:text-align="center"/>
      <style:text-properties fo:color="#ffff00"/>
    </style:style>
    <style:style style:name="P6" style:family="paragraph">
      <loext:graphic-properties draw:fill="none" draw:fill-color="#ffffff"/>
      <style:paragraph-properties fo:text-align="center"/>
      <style:text-properties fo:color="#ffff00"/>
    </style:style>
    <style:style style:name="T1" style:family="text">
      <style:text-properties fo: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399cm" svg:height="9.999cm" svg:x="0cm" svg:y="0.021cm">
          <draw:image xlink:href="Pictures/1000000000000320000001C22A3D802B98AD07E4.jpg" xlink:type="simple" xlink:show="embed" xlink:actuate="onLoad">
            <text:p/>
          </draw:image>
        </draw:frame>
        <draw:line draw:style-name="gr2" draw:text-style-name="P2" draw:layer="layout" svg:x1="5.8cm" svg:y1="0.721cm" svg:x2="7.6cm" svg:y2="2.321cm">
          <text:p/>
        </draw:line>
        <draw:frame draw:style-name="gr3" draw:text-style-name="P4" draw:layer="layout" svg:width="2.822cm" svg:height="0.962cm" svg:x="4.3cm" svg:y="-0.141cm">
          <draw:text-box>
            <text:p text:style-name="P3"><text:span text:style-name="T1">CC3200</text:span></text:p>
          </draw:text-box>
        </draw:frame>
        <draw:line draw:style-name="gr2" draw:text-style-name="P2" draw:layer="layout" svg:x1="8.3cm" svg:y1="8.921cm" svg:x2="7.3cm" svg:y2="6.421cm">
          <text:p/>
        </draw:line>
        <draw:frame draw:style-name="gr3" draw:text-style-name="P4" draw:layer="layout" svg:width="6.662cm" svg:height="0.962cm" svg:x="5.2cm" svg:y="8.921cm">
          <draw:text-box>
            <text:p text:style-name="P3"><text:span text:style-name="T1">Ultrasonic Transducer</text:span></text:p>
          </draw:text-box>
        </draw:frame>
        <draw:line draw:style-name="gr2" draw:text-style-name="P2" draw:layer="layout" svg:x1="15.3cm" svg:y1="2.221cm" svg:x2="13.9cm" svg:y2="3.421cm">
          <text:p/>
        </draw:line>
        <draw:frame draw:style-name="gr3" draw:text-style-name="P6" draw:layer="layout" svg:width="3.601cm" svg:height="2.384cm" svg:x="14.9cm" svg:y="0.921cm">
          <draw:text-box>
            <text:p text:style-name="P5"><text:span text:style-name="T1">7-Segment</text:span></text:p>
            <text:p text:style-name="P5"><text:span text:style-name="T1">Distance</text:span></text:p>
            <text:p text:style-name="P5"><text:span text:style-name="T1">Displ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4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20:10:12.211062398</meta:creation-date>
    <dc:date>2016-09-06T20:16:47.332272815</dc:date>
    <meta:editing-duration>PT6M35S</meta:editing-duration>
    <meta:editing-cycles>1</meta:editing-cycles>
    <meta:document-statistic meta:object-count="7"/>
    <meta:generator>LibreOffice/5.1.4.2$Linux_X86_64 LibreOffice_project/10m0$Build-2</meta:generator>
  </office:meta>
</office:document-meta>
</file>